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888a24"/>
    </style:style>
    <style:style style:name="P2" style:family="paragraph" style:parent-style-name="Standard">
      <style:paragraph-properties fo:text-align="justify" style:justify-single-word="false"/>
      <style:text-properties fo:color="#0000ff" style:font-name="Monospace" fo:font-size="9pt" fo:font-weight="normal" officeooo:rsid="00bd4d5b" officeooo:paragraph-rsid="01888a24" style:font-size-asian="9pt" style:font-weight-asian="normal" style:font-size-complex="9pt" style:font-weight-complex="normal"/>
    </style:style>
    <style:style style:name="P3" style:family="paragraph" style:parent-style-name="Standard">
      <style:paragraph-properties fo:text-align="justify" style:justify-single-word="false"/>
      <style:text-properties style:use-window-font-color="true" fo:font-size="9pt" fo:font-weight="normal" officeooo:rsid="015f7862" officeooo:paragraph-rsid="01888a24" style:font-size-asian="9pt" style:font-weight-asian="normal" style:font-size-complex="9pt" style:font-weight-complex="normal"/>
    </style:style>
    <style:style style:name="P4" style:family="paragraph" style:parent-style-name="Standard">
      <style:paragraph-properties fo:text-align="justify" style:justify-single-word="false"/>
      <style:text-properties style:use-window-font-color="true" style:font-name="Monospace" fo:font-size="9pt" fo:font-weight="normal" officeooo:rsid="010ff83e" officeooo:paragraph-rsid="01888a24" style:font-size-asian="9pt" style:font-weight-asian="normal" style:font-size-complex="9pt" style:font-weight-complex="normal"/>
    </style:style>
    <style:style style:name="P5" style:family="paragraph" style:parent-style-name="Standard">
      <style:paragraph-properties fo:text-align="justify" style:justify-single-word="false"/>
      <style:text-properties style:use-window-font-color="true" style:font-name="Monospace" fo:font-size="9pt" fo:font-weight="normal" officeooo:rsid="0112d402" officeooo:paragraph-rsid="01888a24" style:font-size-asian="9pt" style:font-weight-asian="normal" style:font-size-complex="9pt" style:font-weight-complex="normal"/>
    </style:style>
    <style:style style:name="P6" style:family="paragraph" style:parent-style-name="Standard">
      <style:paragraph-properties fo:text-align="justify" style:justify-single-word="false"/>
      <style:text-properties style:use-window-font-color="true" style:font-name="Monospace" fo:font-size="9pt" fo:font-weight="normal" officeooo:rsid="0117e7f9" officeooo:paragraph-rsid="01888a24"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use-window-font-color="true" style:font-name="Monospace" fo:font-size="9pt" fo:font-weight="normal" officeooo:rsid="0115c914" officeooo:paragraph-rsid="01888a24" style:font-size-asian="9pt" style:font-weight-asian="normal" style:font-size-complex="9pt" style:font-weight-complex="normal"/>
    </style:style>
    <style:style style:name="P8" style:family="paragraph" style:parent-style-name="Standard">
      <style:paragraph-properties fo:text-align="justify" style:justify-single-word="false"/>
      <style:text-properties style:use-window-font-color="true" style:font-name="Monospace" fo:font-size="9pt" fo:font-weight="normal" officeooo:rsid="01325826" officeooo:paragraph-rsid="01888a24" style:font-size-asian="9pt" style:font-weight-asian="normal" style:font-size-complex="9pt" style:font-weight-complex="normal"/>
    </style:style>
    <style:style style:name="P9" style:family="paragraph" style:parent-style-name="Standard">
      <style:paragraph-properties fo:text-align="justify" style:justify-single-word="false"/>
      <style:text-properties style:use-window-font-color="true" style:font-name="Monospace" fo:font-size="9pt" fo:font-weight="normal" officeooo:rsid="0111b861" officeooo:paragraph-rsid="01888a24"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style:use-window-font-color="true" style:font-name="Monospace" fo:font-size="9pt" fo:font-weight="normal" officeooo:rsid="010e1c3f" officeooo:paragraph-rsid="01888a24" style:font-size-asian="9pt" style:font-weight-asian="normal" style:font-size-complex="9pt" style:font-weight-complex="normal"/>
    </style:style>
    <style:style style:name="P11" style:family="paragraph" style:parent-style-name="Standard">
      <style:paragraph-properties fo:text-align="justify" style:justify-single-word="false"/>
      <style:text-properties style:use-window-font-color="true" style:font-name="Monospace" fo:font-size="9pt" fo:font-weight="normal" officeooo:rsid="0140221d" officeooo:paragraph-rsid="01888a24"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style:use-window-font-color="true" style:font-name="Monospace" fo:font-size="9pt" fo:font-weight="normal" officeooo:rsid="01470a7e" officeooo:paragraph-rsid="01888a24" style:font-size-asian="9pt" style:font-weight-asian="normal" style:font-size-complex="9pt" style:font-weight-complex="normal"/>
    </style:style>
    <style:style style:name="P13" style:family="paragraph" style:parent-style-name="Standard">
      <style:paragraph-properties fo:text-align="justify" style:justify-single-word="false"/>
      <style:text-properties style:use-window-font-color="true" style:font-name="Monospace" fo:font-size="9pt" fo:font-weight="normal" officeooo:rsid="0157fb67" officeooo:paragraph-rsid="01888a24" style:font-size-asian="9pt" style:font-weight-asian="normal" style:font-size-complex="9pt" style:font-weight-complex="normal"/>
    </style:style>
    <style:style style:name="P14" style:family="paragraph" style:parent-style-name="Standard">
      <style:paragraph-properties fo:text-align="justify" style:justify-single-word="false"/>
      <style:text-properties style:use-window-font-color="true" style:font-name="Monospace" fo:font-size="9pt" fo:font-weight="normal" officeooo:rsid="015a01ff" officeooo:paragraph-rsid="01888a24"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style:use-window-font-color="true" style:font-name="Monospace" fo:font-size="9pt" fo:font-weight="normal" officeooo:rsid="0151f00f" officeooo:paragraph-rsid="01888a24" style:font-size-asian="9pt" style:font-weight-asian="normal" style:font-size-complex="9pt" style:font-weight-complex="normal"/>
    </style:style>
    <style:style style:name="P16" style:family="paragraph" style:parent-style-name="Standard">
      <style:paragraph-properties fo:text-align="justify" style:justify-single-word="false"/>
      <style:text-properties style:use-window-font-color="true" style:font-name="Monospace" fo:font-size="9pt" fo:font-style="normal" fo:font-weight="normal" officeooo:rsid="0115c914" officeooo:paragraph-rsid="01888a24"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use-window-font-color="true" style:font-name="Monospace" fo:font-size="9pt" fo:font-style="normal" fo:font-weight="normal" officeooo:rsid="012accfb" officeooo:paragraph-rsid="01888a24"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use-window-font-color="true" style:font-name="Monospace" fo:font-size="9pt" fo:font-style="normal" fo:font-weight="normal" officeooo:rsid="0127c77c" officeooo:paragraph-rsid="01888a24"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use-window-font-color="true" style:font-name="Monospace" fo:font-size="9pt" fo:font-style="normal" fo:font-weight="normal" officeooo:rsid="01222b2d" officeooo:paragraph-rsid="01888a24"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use-window-font-color="true" style:font-name="Monospace" fo:font-size="9pt" fo:font-style="normal" fo:font-weight="normal" officeooo:rsid="012001a1" officeooo:paragraph-rsid="01888a24"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use-window-font-color="true" style:font-name="Monospace" fo:font-size="9pt" fo:font-style="normal" fo:font-weight="normal" officeooo:rsid="012c27e9" officeooo:paragraph-rsid="01888a24"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fo:color="#ff0000" officeooo:rsid="012accfb" officeooo:paragraph-rsid="01888a24"/>
    </style:style>
    <style:style style:name="P23" style:family="paragraph" style:parent-style-name="Standard">
      <style:paragraph-properties fo:text-align="justify" style:justify-single-word="false"/>
      <style:text-properties fo:color="#0000cc" fo:font-size="13pt" fo:font-weight="bold" officeooo:rsid="00ec7d9d" officeooo:paragraph-rsid="01888a24" style:font-size-asian="13pt" style:font-weight-asian="bold" style:font-size-complex="13pt" style:font-weight-complex="bold"/>
    </style:style>
    <style:style style:name="P24" style:family="paragraph" style:parent-style-name="Standard">
      <style:paragraph-properties fo:text-align="justify" style:justify-single-word="false"/>
      <style:text-properties fo:color="#ff00cc" style:font-name="Monospace" fo:font-size="9pt" fo:font-weight="normal" officeooo:rsid="015065e2" officeooo:paragraph-rsid="01888a24" style:font-size-asian="9pt" style:font-weight-asian="normal" style:font-size-complex="9pt" style:font-weight-complex="normal"/>
    </style:style>
    <style:style style:name="P25" style:family="paragraph">
      <style:paragraph-properties fo:text-align="center"/>
    </style:style>
    <style:style style:name="T1" style:family="text">
      <style:text-properties fo:color="#ff0000"/>
    </style:style>
    <style:style style:name="T2" style:family="text">
      <style:text-properties fo:color="#ff0000" style:font-name="Monospace" fo:font-size="9pt" fo:font-style="normal" fo:font-weight="normal" officeooo:rsid="012accfb" style:font-size-asian="9pt" style:font-style-asian="normal" style:font-weight-asian="normal" style:font-size-complex="9pt" style:font-style-complex="normal" style:font-weight-complex="normal"/>
    </style:style>
    <style:style style:name="T3" style:family="text">
      <style:text-properties fo:color="#ff0000" style:font-name="Monospace" fo:font-size="9pt" fo:font-weight="normal" officeooo:rsid="015b74ac" style:font-size-asian="9pt" style:font-weight-asian="normal" style:font-size-complex="9pt" style:font-weight-complex="normal"/>
    </style:style>
    <style:style style:name="T4" style:family="text">
      <style:text-properties fo:color="#ff0000" style:font-name="Monospace" fo:font-size="9pt" fo:font-weight="normal" officeooo:rsid="01784e0b" style:font-size-asian="9pt" style:font-weight-asian="normal" style:font-size-complex="9pt" style:font-weight-complex="normal"/>
    </style:style>
    <style:style style:name="T5" style:family="text">
      <style:text-properties fo:color="#ff0000" style:font-name="Monospace" fo:font-size="9pt" fo:font-weight="normal" officeooo:rsid="01798c8c" style:font-size-asian="9pt" style:font-weight-asian="normal" style:font-size-complex="9pt" style:font-weight-complex="normal"/>
    </style:style>
    <style:style style:name="T6" style:family="text">
      <style:text-properties fo:color="#ff0000" style:font-name="Monospace" fo:font-size="9pt" fo:font-weight="normal" officeooo:rsid="017ad0a0" style:font-size-asian="9pt" style:font-weight-asian="normal" style:font-size-complex="9pt" style:font-weight-complex="normal"/>
    </style:style>
    <style:style style:name="T7" style:family="text">
      <style:text-properties fo:color="#ff0000" style:font-name="Monospace" officeooo:rsid="015b74ac"/>
    </style:style>
    <style:style style:name="T8" style:family="text">
      <style:text-properties fo:color="#ff0000" officeooo:rsid="0151f00f"/>
    </style:style>
    <style:style style:name="T9" style:family="text">
      <style:text-properties fo:color="#ff0000" officeooo:rsid="015b74ac"/>
    </style:style>
    <style:style style:name="T10" style:family="text">
      <style:text-properties fo:color="#ff0000" officeooo:rsid="015d6ccc"/>
    </style:style>
    <style:style style:name="T11" style:family="text">
      <style:text-properties style:use-window-font-color="true" style:font-name="Monospace" fo:font-size="9pt" fo:font-weight="normal" officeooo:rsid="00bd4d5b" style:font-size-asian="9pt" style:font-weight-asian="normal" style:font-size-complex="9pt" style:font-weight-complex="normal"/>
    </style:style>
    <style:style style:name="T12" style:family="text">
      <style:text-properties style:use-window-font-color="true" style:font-name="Monospace" fo:font-size="9pt" fo:font-weight="normal" officeooo:rsid="00ecbbb3" style:font-size-asian="9pt" style:font-weight-asian="normal" style:font-size-complex="9pt" style:font-weight-complex="normal"/>
    </style:style>
    <style:style style:name="T13" style:family="text">
      <style:text-properties style:use-window-font-color="true" style:font-name="Monospace" fo:font-size="9pt" fo:font-weight="normal" officeooo:rsid="00ec7d9d" style:font-size-asian="9pt" style:font-weight-asian="normal" style:font-size-complex="9pt" style:font-weight-complex="normal"/>
    </style:style>
    <style:style style:name="T14" style:family="text">
      <style:text-properties style:use-window-font-color="true" style:font-name="Monospace" fo:font-size="9pt" fo:font-weight="normal" officeooo:rsid="00ed4ec7" style:font-size-asian="9pt" style:font-weight-asian="normal" style:font-size-complex="9pt" style:font-weight-complex="normal"/>
    </style:style>
    <style:style style:name="T15" style:family="text">
      <style:text-properties style:use-window-font-color="true" style:font-name="Monospace" fo:font-size="9pt" fo:font-weight="normal" officeooo:rsid="00ef321e" style:font-size-asian="9pt" style:font-weight-asian="normal" style:font-size-complex="9pt" style:font-weight-complex="normal"/>
    </style:style>
    <style:style style:name="T16" style:family="text">
      <style:text-properties style:use-window-font-color="true" style:font-name="Monospace" fo:font-size="9pt" fo:font-weight="normal" officeooo:rsid="00ef46e0" style:font-size-asian="9pt" style:font-weight-asian="normal" style:font-size-complex="9pt" style:font-weight-complex="normal"/>
    </style:style>
    <style:style style:name="T17" style:family="text">
      <style:text-properties style:use-window-font-color="true" style:font-name="Monospace" fo:font-size="9pt" fo:font-weight="normal" officeooo:rsid="00f00eb4" style:font-size-asian="9pt" style:font-weight-asian="normal" style:font-size-complex="9pt" style:font-weight-complex="normal"/>
    </style:style>
    <style:style style:name="T18" style:family="text">
      <style:text-properties style:use-window-font-color="true" style:font-name="Monospace" fo:font-size="9pt" fo:font-weight="normal" officeooo:rsid="00f10e08" style:font-size-asian="9pt" style:font-weight-asian="normal" style:font-size-complex="9pt" style:font-weight-complex="normal"/>
    </style:style>
    <style:style style:name="T19" style:family="text">
      <style:text-properties style:use-window-font-color="true" style:font-name="Monospace" fo:font-size="9pt" fo:font-weight="normal" officeooo:rsid="00f25f68" style:font-size-asian="9pt" style:font-weight-asian="normal" style:font-size-complex="9pt" style:font-weight-complex="normal"/>
    </style:style>
    <style:style style:name="T20" style:family="text">
      <style:text-properties style:use-window-font-color="true" style:font-name="Monospace" fo:font-size="9pt" fo:font-weight="normal" officeooo:rsid="00f357c6" style:font-size-asian="9pt" style:font-weight-asian="normal" style:font-size-complex="9pt" style:font-weight-complex="normal"/>
    </style:style>
    <style:style style:name="T21" style:family="text">
      <style:text-properties style:use-window-font-color="true" style:font-name="Monospace" fo:font-size="9pt" fo:font-weight="normal" officeooo:rsid="00f6d8de" style:font-size-asian="9pt" style:font-weight-asian="normal" style:font-size-complex="9pt" style:font-weight-complex="normal"/>
    </style:style>
    <style:style style:name="T22" style:family="text">
      <style:text-properties style:use-window-font-color="true" style:font-name="Monospace" fo:font-size="9pt" fo:font-weight="normal" officeooo:rsid="00f6f51b" style:font-size-asian="9pt" style:font-weight-asian="normal" style:font-size-complex="9pt" style:font-weight-complex="normal"/>
    </style:style>
    <style:style style:name="T23" style:family="text">
      <style:text-properties style:use-window-font-color="true" style:font-name="Monospace" fo:font-size="9pt" fo:font-weight="normal" officeooo:rsid="00f70a1c" style:font-size-asian="9pt" style:font-weight-asian="normal" style:font-size-complex="9pt" style:font-weight-complex="normal"/>
    </style:style>
    <style:style style:name="T24" style:family="text">
      <style:text-properties style:use-window-font-color="true" style:font-name="Monospace" fo:font-size="9pt" fo:font-weight="normal" officeooo:rsid="00f95db4" style:font-size-asian="9pt" style:font-weight-asian="normal" style:font-size-complex="9pt" style:font-weight-complex="normal"/>
    </style:style>
    <style:style style:name="T25" style:family="text">
      <style:text-properties style:use-window-font-color="true" style:font-name="Monospace" fo:font-size="9pt" fo:font-weight="normal" officeooo:rsid="00fa3101" style:font-size-asian="9pt" style:font-weight-asian="normal" style:font-size-complex="9pt" style:font-weight-complex="normal"/>
    </style:style>
    <style:style style:name="T26" style:family="text">
      <style:text-properties style:use-window-font-color="true" style:font-name="Monospace" fo:font-size="9pt" fo:font-weight="normal" officeooo:rsid="00fbbbd1" style:font-size-asian="9pt" style:font-weight-asian="normal" style:font-size-complex="9pt" style:font-weight-complex="normal"/>
    </style:style>
    <style:style style:name="T27" style:family="text">
      <style:text-properties style:use-window-font-color="true" style:font-name="Monospace" fo:font-size="9pt" fo:font-weight="normal" officeooo:rsid="00f5cbb0" style:font-size-asian="9pt" style:font-weight-asian="normal" style:font-size-complex="9pt" style:font-weight-complex="normal"/>
    </style:style>
    <style:style style:name="T28" style:family="text">
      <style:text-properties style:use-window-font-color="true" style:font-name="Monospace" fo:font-size="9pt" fo:font-weight="normal" officeooo:rsid="01001357" style:font-size-asian="9pt" style:font-weight-asian="normal" style:font-size-complex="9pt" style:font-weight-complex="normal"/>
    </style:style>
    <style:style style:name="T29" style:family="text">
      <style:text-properties style:use-window-font-color="true" style:font-name="Monospace" fo:font-size="9pt" fo:font-weight="normal" officeooo:rsid="0101fc0a" style:font-size-asian="9pt" style:font-weight-asian="normal" style:font-size-complex="9pt" style:font-weight-complex="normal"/>
    </style:style>
    <style:style style:name="T30" style:family="text">
      <style:text-properties style:use-window-font-color="true" style:font-name="Monospace" fo:font-size="9pt" fo:font-weight="normal" officeooo:rsid="0106309b" style:font-size-asian="9pt" style:font-weight-asian="normal" style:font-size-complex="9pt" style:font-weight-complex="normal"/>
    </style:style>
    <style:style style:name="T31" style:family="text">
      <style:text-properties style:use-window-font-color="true" style:font-name="Monospace" fo:font-size="9pt" fo:font-weight="normal" officeooo:rsid="010a6c89" style:font-size-asian="9pt" style:font-weight-asian="normal" style:font-size-complex="9pt" style:font-weight-complex="normal"/>
    </style:style>
    <style:style style:name="T32" style:family="text">
      <style:text-properties style:use-window-font-color="true" style:font-name="Monospace" fo:font-size="9pt" fo:font-weight="normal" officeooo:rsid="010c1a0b" style:font-size-asian="9pt" style:font-weight-asian="normal" style:font-size-complex="9pt" style:font-weight-complex="normal"/>
    </style:style>
    <style:style style:name="T33" style:family="text">
      <style:text-properties style:use-window-font-color="true" style:font-name="Monospace" fo:font-size="9pt" fo:font-weight="normal" officeooo:rsid="010cba04" style:font-size-asian="9pt" style:font-weight-asian="normal" style:font-size-complex="9pt" style:font-weight-complex="normal"/>
    </style:style>
    <style:style style:name="T34" style:family="text">
      <style:text-properties style:use-window-font-color="true" style:font-name="Monospace" fo:font-size="9pt" fo:font-weight="normal" officeooo:rsid="010e1c3f" style:font-size-asian="9pt" style:font-weight-asian="normal" style:font-size-complex="9pt" style:font-weight-complex="normal"/>
    </style:style>
    <style:style style:name="T35" style:family="text">
      <style:text-properties style:use-window-font-color="true" style:font-name="Monospace" fo:font-size="9pt" fo:font-weight="normal" officeooo:rsid="010ff83e" style:font-size-asian="9pt" style:font-weight-asian="normal" style:font-size-complex="9pt" style:font-weight-complex="normal"/>
    </style:style>
    <style:style style:name="T36" style:family="text">
      <style:text-properties style:use-window-font-color="true" style:font-name="Monospace" fo:font-size="9pt" fo:font-weight="normal" officeooo:rsid="01100b57" style:font-size-asian="9pt" style:font-weight-asian="normal" style:font-size-complex="9pt" style:font-weight-complex="normal"/>
    </style:style>
    <style:style style:name="T37" style:family="text">
      <style:text-properties style:use-window-font-color="true" style:font-name="Monospace" fo:font-size="9pt" fo:font-weight="normal" officeooo:rsid="0111b861" style:font-size-asian="9pt" style:font-weight-asian="normal" style:font-size-complex="9pt" style:font-weight-complex="normal"/>
    </style:style>
    <style:style style:name="T38" style:family="text">
      <style:text-properties style:use-window-font-color="true" style:font-name="Monospace" fo:font-size="9pt" fo:font-weight="normal" officeooo:rsid="0112d402" style:font-size-asian="9pt" style:font-weight-asian="normal" style:font-size-complex="9pt" style:font-weight-complex="normal"/>
    </style:style>
    <style:style style:name="T39" style:family="text">
      <style:text-properties style:use-window-font-color="true" style:font-name="Monospace" fo:font-size="9pt" fo:font-weight="normal" officeooo:rsid="01144f2b" style:font-size-asian="9pt" style:font-weight-asian="normal" style:font-size-complex="9pt" style:font-weight-complex="normal"/>
    </style:style>
    <style:style style:name="T40" style:family="text">
      <style:text-properties style:use-window-font-color="true" style:font-name="Monospace" fo:font-size="9pt" fo:font-weight="normal" officeooo:rsid="0115c914" style:font-size-asian="9pt" style:font-weight-asian="normal" style:font-size-complex="9pt" style:font-weight-complex="normal"/>
    </style:style>
    <style:style style:name="T41" style:family="text">
      <style:text-properties style:use-window-font-color="true" style:font-name="Monospace" fo:font-size="9pt" fo:font-weight="normal" officeooo:rsid="01171225" style:font-size-asian="9pt" style:font-weight-asian="normal" style:font-size-complex="9pt" style:font-weight-complex="normal"/>
    </style:style>
    <style:style style:name="T42" style:family="text">
      <style:text-properties style:use-window-font-color="true" style:font-name="Monospace" fo:font-size="9pt" fo:font-weight="normal" officeooo:rsid="0117e7f9" style:font-size-asian="9pt" style:font-weight-asian="normal" style:font-size-complex="9pt" style:font-weight-complex="normal"/>
    </style:style>
    <style:style style:name="T43" style:family="text">
      <style:text-properties style:use-window-font-color="true" style:font-name="Monospace" fo:font-size="9pt" fo:font-weight="normal" officeooo:rsid="01325826" style:font-size-asian="9pt" style:font-weight-asian="normal" style:font-size-complex="9pt" style:font-weight-complex="normal"/>
    </style:style>
    <style:style style:name="T44" style:family="text">
      <style:text-properties style:use-window-font-color="true" style:font-name="Monospace" fo:font-size="9pt" fo:font-weight="normal" officeooo:rsid="0134d495" style:font-size-asian="9pt" style:font-weight-asian="normal" style:font-size-complex="9pt" style:font-weight-complex="normal"/>
    </style:style>
    <style:style style:name="T45" style:family="text">
      <style:text-properties style:use-window-font-color="true" style:font-name="Monospace" fo:font-size="9pt" fo:font-weight="normal" officeooo:rsid="0136f167" style:font-size-asian="9pt" style:font-weight-asian="normal" style:font-size-complex="9pt" style:font-weight-complex="normal"/>
    </style:style>
    <style:style style:name="T46" style:family="text">
      <style:text-properties style:use-window-font-color="true" style:font-name="Monospace" fo:font-size="9pt" fo:font-weight="normal" officeooo:rsid="01384731" style:font-size-asian="9pt" style:font-weight-asian="normal" style:font-size-complex="9pt" style:font-weight-complex="normal"/>
    </style:style>
    <style:style style:name="T47" style:family="text">
      <style:text-properties style:use-window-font-color="true" style:font-name="Monospace" fo:font-size="9pt" fo:font-weight="normal" officeooo:rsid="013c9bcc" style:font-size-asian="9pt" style:font-weight-asian="normal" style:font-size-complex="9pt" style:font-weight-complex="normal"/>
    </style:style>
    <style:style style:name="T48" style:family="text">
      <style:text-properties style:use-window-font-color="true" style:font-name="Monospace" fo:font-size="9pt" fo:font-weight="normal" officeooo:rsid="013da64f" style:font-size-asian="9pt" style:font-weight-asian="normal" style:font-size-complex="9pt" style:font-weight-complex="normal"/>
    </style:style>
    <style:style style:name="T49" style:family="text">
      <style:text-properties style:use-window-font-color="true" style:font-name="Monospace" fo:font-size="9pt" fo:font-weight="normal" officeooo:rsid="013fe33c" style:font-size-asian="9pt" style:font-weight-asian="normal" style:font-size-complex="9pt" style:font-weight-complex="normal"/>
    </style:style>
    <style:style style:name="T50" style:family="text">
      <style:text-properties style:use-window-font-color="true" style:font-name="Monospace" fo:font-size="9pt" fo:font-weight="normal" officeooo:rsid="0140221d" style:font-size-asian="9pt" style:font-weight-asian="normal" style:font-size-complex="9pt" style:font-weight-complex="normal"/>
    </style:style>
    <style:style style:name="T51" style:family="text">
      <style:text-properties style:use-window-font-color="true" style:font-name="Monospace" fo:font-size="9pt" fo:font-weight="normal" officeooo:rsid="01447668" style:font-size-asian="9pt" style:font-weight-asian="normal" style:font-size-complex="9pt" style:font-weight-complex="normal"/>
    </style:style>
    <style:style style:name="T52" style:family="text">
      <style:text-properties style:use-window-font-color="true" style:font-name="Monospace" fo:font-size="9pt" fo:font-weight="normal" officeooo:rsid="014576cc" style:font-size-asian="9pt" style:font-weight-asian="normal" style:font-size-complex="9pt" style:font-weight-complex="normal"/>
    </style:style>
    <style:style style:name="T53" style:family="text">
      <style:text-properties style:use-window-font-color="true" style:font-name="Monospace" fo:font-size="9pt" fo:font-weight="normal" officeooo:rsid="01468ddc" style:font-size-asian="9pt" style:font-weight-asian="normal" style:font-size-complex="9pt" style:font-weight-complex="normal"/>
    </style:style>
    <style:style style:name="T54" style:family="text">
      <style:text-properties style:use-window-font-color="true" style:font-name="Monospace" fo:font-size="9pt" fo:font-weight="normal" officeooo:rsid="01470a7e" style:font-size-asian="9pt" style:font-weight-asian="normal" style:font-size-complex="9pt" style:font-weight-complex="normal"/>
    </style:style>
    <style:style style:name="T55" style:family="text">
      <style:text-properties style:use-window-font-color="true" style:font-name="Monospace" fo:font-size="9pt" fo:font-weight="normal" officeooo:rsid="014c0272" style:font-size-asian="9pt" style:font-weight-asian="normal" style:font-size-complex="9pt" style:font-weight-complex="normal"/>
    </style:style>
    <style:style style:name="T56" style:family="text">
      <style:text-properties style:use-window-font-color="true" style:font-name="Monospace" fo:font-size="9pt" fo:font-weight="normal" officeooo:rsid="014dee45" style:font-size-asian="9pt" style:font-weight-asian="normal" style:font-size-complex="9pt" style:font-weight-complex="normal"/>
    </style:style>
    <style:style style:name="T57" style:family="text">
      <style:text-properties style:use-window-font-color="true" style:font-name="Monospace" fo:font-size="9pt" fo:font-weight="normal" officeooo:rsid="014ecf7c" style:font-size-asian="9pt" style:font-weight-asian="normal" style:font-size-complex="9pt" style:font-weight-complex="normal"/>
    </style:style>
    <style:style style:name="T58" style:family="text">
      <style:text-properties style:use-window-font-color="true" style:font-name="Monospace" fo:font-size="9pt" fo:font-weight="normal" officeooo:rsid="015065e2" style:font-size-asian="9pt" style:font-weight-asian="normal" style:font-size-complex="9pt" style:font-weight-complex="normal"/>
    </style:style>
    <style:style style:name="T59" style:family="text">
      <style:text-properties style:use-window-font-color="true" style:font-name="Monospace" fo:font-size="9pt" fo:font-weight="normal" officeooo:rsid="0152df90" style:font-size-asian="9pt" style:font-weight-asian="normal" style:font-size-complex="9pt" style:font-weight-complex="normal"/>
    </style:style>
    <style:style style:name="T60" style:family="text">
      <style:text-properties style:use-window-font-color="true" style:font-name="Monospace" fo:font-size="9pt" fo:font-weight="normal" officeooo:rsid="0155d88b" style:font-size-asian="9pt" style:font-weight-asian="normal" style:font-size-complex="9pt" style:font-weight-complex="normal"/>
    </style:style>
    <style:style style:name="T61" style:family="text">
      <style:text-properties style:use-window-font-color="true" style:font-name="Monospace" fo:font-size="9pt" fo:font-weight="normal" officeooo:rsid="01566659" style:font-size-asian="9pt" style:font-weight-asian="normal" style:font-size-complex="9pt" style:font-weight-complex="normal"/>
    </style:style>
    <style:style style:name="T62" style:family="text">
      <style:text-properties style:use-window-font-color="true" style:font-name="Monospace" fo:font-size="9pt" fo:font-style="italic" fo:font-weight="normal" officeooo:rsid="0117e7f9" style:font-size-asian="9pt" style:font-style-asian="italic" style:font-weight-asian="normal" style:font-size-complex="9pt" style:font-weight-complex="normal"/>
    </style:style>
    <style:style style:name="T63" style:family="text">
      <style:text-properties style:use-window-font-color="true" style:font-name="Monospace" fo:font-size="9pt" fo:font-style="normal" fo:font-weight="normal" officeooo:rsid="0117e7f9" style:font-size-asian="9pt" style:font-style-asian="normal" style:font-weight-asian="normal" style:font-size-complex="9pt" style:font-style-complex="normal" style:font-weight-complex="normal"/>
    </style:style>
    <style:style style:name="T64" style:family="text">
      <style:text-properties style:use-window-font-color="true" style:font-name="Monospace" fo:font-size="9pt" fo:font-style="normal" fo:font-weight="normal" officeooo:rsid="01144f2b" style:font-size-asian="9pt" style:font-style-asian="normal" style:font-weight-asian="normal" style:font-size-complex="9pt" style:font-style-complex="normal" style:font-weight-complex="normal"/>
    </style:style>
    <style:style style:name="T65" style:family="text">
      <style:text-properties style:use-window-font-color="true" style:font-name="Monospace" fo:font-size="9pt" fo:font-style="normal" fo:font-weight="normal" officeooo:rsid="0115c914" style:font-size-asian="9pt" style:font-style-asian="normal" style:font-weight-asian="normal" style:font-size-complex="9pt" style:font-style-complex="normal" style:font-weight-complex="normal"/>
    </style:style>
    <style:style style:name="T66" style:family="text">
      <style:text-properties style:use-window-font-color="true" style:font-name="Monospace" fo:font-size="9pt" fo:font-style="normal" fo:font-weight="normal" officeooo:rsid="011ddd34" style:font-size-asian="9pt" style:font-style-asian="normal" style:font-weight-asian="normal" style:font-size-complex="9pt" style:font-style-complex="normal" style:font-weight-complex="normal"/>
    </style:style>
    <style:style style:name="T67" style:family="text">
      <style:text-properties style:use-window-font-color="true" style:font-name="Monospace" fo:font-size="9pt" fo:font-style="normal" fo:font-weight="normal" officeooo:rsid="00f5cbb0" style:font-size-asian="9pt" style:font-style-asian="normal" style:font-weight-asian="normal" style:font-size-complex="9pt" style:font-style-complex="normal" style:font-weight-complex="normal"/>
    </style:style>
    <style:style style:name="T68" style:family="text">
      <style:text-properties style:use-window-font-color="true" style:font-name="Monospace" fo:font-size="9pt" fo:font-style="normal" fo:font-weight="normal" officeooo:rsid="00fc20d3" style:font-size-asian="9pt" style:font-style-asian="normal" style:font-weight-asian="normal" style:font-size-complex="9pt" style:font-style-complex="normal" style:font-weight-complex="normal"/>
    </style:style>
    <style:style style:name="T69" style:family="text">
      <style:text-properties style:use-window-font-color="true" style:font-name="Monospace" fo:font-size="9pt" fo:font-style="normal" fo:font-weight="normal" officeooo:rsid="00ed4ec7" style:font-size-asian="9pt" style:font-style-asian="normal" style:font-weight-asian="normal" style:font-size-complex="9pt" style:font-style-complex="normal" style:font-weight-complex="normal"/>
    </style:style>
    <style:style style:name="T70" style:family="text">
      <style:text-properties style:use-window-font-color="true" style:font-name="Monospace" fo:font-size="9pt" fo:font-style="normal" fo:font-weight="normal" officeooo:rsid="0106b680" style:font-size-asian="9pt" style:font-style-asian="normal" style:font-weight-asian="normal" style:font-size-complex="9pt" style:font-style-complex="normal" style:font-weight-complex="normal"/>
    </style:style>
    <style:style style:name="T71" style:family="text">
      <style:text-properties style:use-window-font-color="true" style:font-name="Monospace" fo:font-size="9pt" fo:font-style="normal" fo:font-weight="normal" officeooo:rsid="00fbbbd1" style:font-size-asian="9pt" style:font-style-asian="normal" style:font-weight-asian="normal" style:font-size-complex="9pt" style:font-style-complex="normal" style:font-weight-complex="normal"/>
    </style:style>
    <style:style style:name="T72" style:family="text">
      <style:text-properties style:use-window-font-color="true" style:font-name="Monospace" fo:font-size="9pt" fo:font-style="normal" fo:font-weight="normal" officeooo:rsid="012001a1" style:font-size-asian="9pt" style:font-style-asian="normal" style:font-weight-asian="normal" style:font-size-complex="9pt" style:font-style-complex="normal" style:font-weight-complex="normal"/>
    </style:style>
    <style:style style:name="T73" style:family="text">
      <style:text-properties style:use-window-font-color="true" style:font-name="Monospace" fo:font-size="9pt" fo:font-style="normal" fo:font-weight="normal" officeooo:rsid="01213fa3" style:font-size-asian="9pt" style:font-style-asian="normal" style:font-weight-asian="normal" style:font-size-complex="9pt" style:font-style-complex="normal" style:font-weight-complex="normal"/>
    </style:style>
    <style:style style:name="T74" style:family="text">
      <style:text-properties style:use-window-font-color="true" style:font-name="Monospace" fo:font-size="9pt" fo:font-style="normal" fo:font-weight="normal" officeooo:rsid="01222b2d" style:font-size-asian="9pt" style:font-style-asian="normal" style:font-weight-asian="normal" style:font-size-complex="9pt" style:font-style-complex="normal" style:font-weight-complex="normal"/>
    </style:style>
    <style:style style:name="T75" style:family="text">
      <style:text-properties style:use-window-font-color="true" style:font-name="Monospace" fo:font-size="9pt" fo:font-style="normal" fo:font-weight="normal" officeooo:rsid="012634ea" style:font-size-asian="9pt" style:font-style-asian="normal" style:font-weight-asian="normal" style:font-size-complex="9pt" style:font-style-complex="normal" style:font-weight-complex="normal"/>
    </style:style>
    <style:style style:name="T76" style:family="text">
      <style:text-properties style:use-window-font-color="true" style:font-name="Monospace" fo:font-size="9pt" fo:font-style="normal" fo:font-weight="normal" officeooo:rsid="0127c77c" style:font-size-asian="9pt" style:font-style-asian="normal" style:font-weight-asian="normal" style:font-size-complex="9pt" style:font-style-complex="normal" style:font-weight-complex="normal"/>
    </style:style>
    <style:style style:name="T77" style:family="text">
      <style:text-properties style:use-window-font-color="true" style:font-name="Monospace" fo:font-size="9pt" fo:font-style="normal" fo:font-weight="normal" officeooo:rsid="012accfb" style:font-size-asian="9pt" style:font-style-asian="normal" style:font-weight-asian="normal" style:font-size-complex="9pt" style:font-style-complex="normal" style:font-weight-complex="normal"/>
    </style:style>
    <style:style style:name="T78" style:family="text">
      <style:text-properties style:use-window-font-color="true" style:font-name="Monospace" fo:font-size="9pt" fo:font-style="normal" fo:font-weight="normal" officeooo:rsid="012c27e9" style:font-size-asian="9pt" style:font-style-asian="normal" style:font-weight-asian="normal" style:font-size-complex="9pt" style:font-style-complex="normal" style:font-weight-complex="normal"/>
    </style:style>
    <style:style style:name="T79" style:family="text">
      <style:text-properties style:use-window-font-color="true" style:font-name="Monospace" fo:font-size="9pt" fo:font-style="normal" fo:font-weight="normal" officeooo:rsid="012d9b04" style:font-size-asian="9pt" style:font-style-asian="normal" style:font-weight-asian="normal" style:font-size-complex="9pt" style:font-style-complex="normal" style:font-weight-complex="normal"/>
    </style:style>
    <style:style style:name="T80" style:family="text">
      <style:text-properties style:use-window-font-color="true" style:font-name="Monospace" fo:font-size="9pt" fo:font-style="normal" fo:font-weight="normal" officeooo:rsid="012f0155" style:font-size-asian="9pt" style:font-style-asian="normal" style:font-weight-asian="normal" style:font-size-complex="9pt" style:font-style-complex="normal" style:font-weight-complex="normal"/>
    </style:style>
    <style:style style:name="T81" style:family="text">
      <style:text-properties style:use-window-font-color="true" style:font-name="Monospace" fo:font-size="9pt" fo:font-style="normal" fo:font-weight="normal" officeooo:rsid="012fce4b" style:font-size-asian="9pt" style:font-style-asian="normal" style:font-weight-asian="normal" style:font-size-complex="9pt" style:font-style-complex="normal" style:font-weight-complex="normal"/>
    </style:style>
    <style:style style:name="T82" style:family="text">
      <style:text-properties style:font-name="Monospace" fo:font-size="9pt" fo:font-style="normal" fo:font-weight="normal" style:font-size-asian="9pt" style:font-style-asian="normal" style:font-weight-asian="normal" style:font-size-complex="9pt" style:font-style-complex="normal" style:font-weight-complex="normal"/>
    </style:style>
    <style:style style:name="T83" style:family="text">
      <style:text-properties style:font-name="Monospace" fo:font-size="9pt" fo:font-style="normal" fo:font-weight="normal" officeooo:rsid="0127c77c" style:font-size-asian="9pt" style:font-style-asian="normal" style:font-weight-asian="normal" style:font-size-complex="9pt" style:font-style-complex="normal" style:font-weight-complex="normal"/>
    </style:style>
    <style:style style:name="T84" style:family="text">
      <style:text-properties fo:color="#0000ff" style:font-name="Monospace" fo:font-size="9pt" fo:font-weight="normal" officeooo:rsid="00ecbbb3" style:font-size-asian="9pt" style:font-weight-asian="normal" style:font-size-complex="9pt" style:font-weight-complex="normal"/>
    </style:style>
    <style:style style:name="T85" style:family="text">
      <style:text-properties fo:color="#0000ff" style:font-name="Monospace" fo:font-size="9pt" fo:font-weight="normal" officeooo:rsid="00bd4d5b" style:font-size-asian="9pt" style:font-weight-asian="normal" style:font-size-complex="9pt" style:font-weight-complex="normal"/>
    </style:style>
    <style:style style:name="T86" style:family="text">
      <style:text-properties fo:color="#cc00cc" style:font-name="Monospace" fo:font-size="9pt" fo:font-weight="normal" officeooo:rsid="00ed4ec7" style:font-size-asian="9pt" style:font-weight-asian="normal" style:font-size-complex="9pt" style:font-weight-complex="normal"/>
    </style:style>
    <style:style style:name="T87" style:family="text">
      <style:text-properties fo:color="#cc00cc" style:font-name="Monospace" fo:font-size="9pt" fo:font-weight="normal" officeooo:rsid="00f00eb4" style:font-size-asian="9pt" style:font-weight-asian="normal" style:font-size-complex="9pt" style:font-weight-complex="normal"/>
    </style:style>
    <style:style style:name="T88" style:family="text">
      <style:text-properties fo:color="#cc00cc" style:font-name="Monospace" fo:font-size="9pt" fo:font-weight="normal" officeooo:rsid="00f5cbb0" style:font-size-asian="9pt" style:font-weight-asian="normal" style:font-size-complex="9pt" style:font-weight-complex="normal"/>
    </style:style>
    <style:style style:name="T89" style:family="text">
      <style:text-properties fo:color="#cc00cc" style:font-name="Monospace" fo:font-size="9pt" fo:font-style="normal" fo:font-weight="normal" officeooo:rsid="00ed4ec7" style:font-size-asian="9pt" style:font-style-asian="normal" style:font-weight-asian="normal" style:font-size-complex="9pt" style:font-style-complex="normal" style:font-weight-complex="normal"/>
    </style:style>
    <style:style style:name="T90" style:family="text">
      <style:text-properties officeooo:rsid="010a6c89"/>
    </style:style>
    <style:style style:name="T91" style:family="text">
      <style:text-properties fo:color="#ff00cc" style:font-name="Monospace" fo:font-size="9pt" fo:font-weight="normal" officeooo:rsid="015065e2" style:font-size-asian="9pt" style:font-weight-asian="normal" style:font-size-complex="9pt" style:font-weight-complex="normal"/>
    </style:style>
    <style:style style:name="T92" style:family="text">
      <style:text-properties officeooo:rsid="0151f00f"/>
    </style:style>
    <style:style style:name="T93" style:family="text">
      <style:text-properties officeooo:rsid="0155d88b"/>
    </style:style>
    <style:style style:name="T94" style:family="text">
      <style:text-properties fo:color="#000000" officeooo:rsid="015d6ccc"/>
    </style:style>
    <style:style style:name="T95" style:family="text">
      <style:text-properties fo:color="#000000" style:font-name="Monospace" fo:font-size="14pt" fo:font-weight="normal" officeooo:rsid="016d23c1" style:font-size-asian="14pt" style:font-weight-asian="normal" style:font-size-complex="9pt" style:font-weight-complex="normal"/>
    </style:style>
    <style:style style:name="T96" style:family="text">
      <style:text-properties fo:color="#000000" style:font-name="Monospace" fo:font-size="9pt" fo:font-weight="normal" officeooo:rsid="016b892c" style:font-size-asian="9pt" style:font-weight-asian="normal" style:font-size-complex="9pt" style:font-weight-complex="normal"/>
    </style:style>
    <style:style style:name="T97" style:family="text">
      <style:text-properties fo:color="#000000" style:font-name="Monospace" fo:font-size="9pt" fo:font-weight="normal" officeooo:rsid="016d23c1" style:font-size-asian="9pt" style:font-weight-asian="normal" style:font-size-complex="9pt" style:font-weight-complex="normal"/>
    </style:style>
    <style:style style:name="T98" style:family="text">
      <style:text-properties fo:color="#000000" style:font-name="Monospace" fo:font-size="9pt" fo:font-weight="normal" officeooo:rsid="0172fb62" style:font-size-asian="9pt" style:font-weight-asian="normal" style:font-size-complex="9pt" style:font-weight-complex="normal"/>
    </style:style>
    <style:style style:name="T99" style:family="text">
      <style:text-properties fo:color="#000000" style:font-name="Monospace" fo:font-size="9pt" fo:font-weight="normal" officeooo:rsid="0175c14a" style:font-size-asian="9pt" style:font-weight-asian="normal" style:font-size-complex="9pt" style:font-weight-complex="normal"/>
    </style:style>
    <style:style style:name="T100" style:family="text">
      <style:text-properties fo:color="#000000" style:font-name="Monospace" fo:font-size="9pt" fo:font-weight="normal" officeooo:rsid="01775a4f" style:font-size-asian="9pt" style:font-weight-asian="normal" style:font-size-complex="9pt" style:font-weight-complex="normal"/>
    </style:style>
    <style:style style:name="T101" style:family="text">
      <style:text-properties fo:color="#000000" style:font-name="Monospace" fo:font-size="9pt" fo:font-weight="normal" officeooo:rsid="01784e0b" style:font-size-asian="9pt" style:font-weight-asian="normal" style:font-size-complex="9pt" style:font-weight-complex="normal"/>
    </style:style>
    <style:style style:name="T102" style:family="text">
      <style:text-properties fo:color="#000000" style:font-name="Monospace" fo:font-size="9pt" fo:font-weight="normal" officeooo:rsid="017ad0a0" style:font-size-asian="9pt" style:font-weight-asian="normal" style:font-size-complex="9pt" style:font-weight-complex="normal"/>
    </style:style>
    <style:style style:name="T103" style:family="text">
      <style:text-properties fo:color="#000000" style:font-name="Monospace" fo:font-size="9pt" fo:font-weight="normal" officeooo:rsid="017cb477" style:font-size-asian="9pt" style:font-weight-asian="normal" style:font-size-complex="9pt" style:font-weight-complex="normal"/>
    </style:style>
    <style:style style:name="T104" style:family="text">
      <style:text-properties fo:color="#000000" style:font-name="Monospace" fo:font-size="9pt" fo:font-weight="normal" officeooo:rsid="01805c2e" fo:background-color="transparent" style:font-size-asian="9pt" style:font-weight-asian="normal" style:font-size-complex="9pt" style:font-weight-complex="normal"/>
    </style:style>
    <style:style style:name="T105" style:family="text">
      <style:text-properties fo:color="#000000" style:font-name="Monospace" officeooo:rsid="01805c2e" fo:background-color="transparent"/>
    </style:style>
    <style:style style:name="T106" style:family="text">
      <style:text-properties fo:color="#000000" style:font-name="Monospace" officeooo:rsid="017cb477" fo:background-color="transparent"/>
    </style:style>
    <style:style style:name="T107" style:family="text">
      <style:text-properties fo:color="#000000" style:font-name="Monospace" officeooo:rsid="017cb477"/>
    </style:style>
    <style:style style:name="T108" style:family="text">
      <style:text-properties fo:color="#000000" style:font-name="Monospace" officeooo:rsid="01815821"/>
    </style:style>
    <style:style style:name="T109" style:family="text">
      <style:text-properties fo:color="#000000" style:font-name="Monospace" officeooo:rsid="0181e7c9"/>
    </style:style>
    <style:style style:name="T110" style:family="text">
      <style:text-properties fo:color="#000000" style:font-name="Monospace" officeooo:rsid="0182c49d"/>
    </style:style>
    <style:style style:name="T111" style:family="text">
      <style:text-properties fo:color="#000000" style:font-name="Monospace" officeooo:rsid="0184a13e"/>
    </style:style>
    <style:style style:name="gr1" style:family="graphic">
      <style:graphic-properties svg:stroke-color="#11111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277cm" draw:marker-end-width="0.27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000000" draw:marker-start-width="0.279cm" draw:marker-end-width="0.279cm" draw:fill="non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ot注册机制</text:p>
      <text:p text:style-name="P1"><text:span text:style-name="T11"><text:tab/>可以</text:span><text:span text:style-name="T20">在新写的Robot类中定义</text:span><text:span text:style-name="T11">一个类似于</text:span><text:span text:style-name="T13">AbstractBaseRobotAgent类中的ensureRegistered(String serverFrontendAddress)的方法确保Robot注册到AccountStore里边</text:span><text:span text:style-name="T20">，需要将该方法放到Robot构造方法中</text:span><text:span text:style-name="T29">。</text:span></text:p>
      <text:p text:style-name="P1"><text:span text:style-name="T13"><text:tab/>ensureRegistered(String serverFrontendAddress)方法主要是调用</text:span><text:span text:style-name="T12">RobotRegistrar接口(实际是其实现类RobotRegistrarImpl类)中的registerOrUpdate(ParticipantId </text:span><text:span text:style-name="T84">robotId</text:span><text:span text:style-name="T12">, String </text:span><text:span text:style-name="T84">location</text:span><text:span text:style-name="T12">)方法</text:span><text:span text:style-name="T14">。下面以</text:span><text:span text:style-name="T13">AbstractBaseRobotAgent类为例分析</text:span><text:span text:style-name="T12">registerOrUpdate</text:span><text:span text:style-name="T30">(...)</text:span><text:span text:style-name="T28">方法中的参数：</text:span></text:p>
      <text:p text:style-name="P1"><text:span text:style-name="T14"><text:tab/> </text:span><text:span text:style-name="T84">robotId</text:span><text:span text:style-name="T12"> </text:span><text:span text:style-name="T14">= ParticipantId.of(</text:span><text:span text:style-name="T86">getRobotId()</text:span><text:span text:style-name="T14"> + "@" + </text:span><text:span text:style-name="T86">waveDomain</text:span><text:span text:style-name="T14">)</text:span></text:p>
      <text:p text:style-name="P1"><text:span text:style-name="T18">(例如WelcomeRobot类的r</text:span><text:span text:style-name="T14">obotId为"</text:span><text:a xlink:type="simple" xlink:href="mailto:welcome-bot@local.net"><text:span text:style-name="T18">welcome-bot@</text:span></text:a><text:a xlink:type="simple" xlink:href="mailto:welcome-bot@local.net"><text:span text:style-name="T17">local.net</text:span></text:a><text:span text:style-name="T14">"</text:span><text:span text:style-name="T18">)</text:span></text:p>
      <text:p text:style-name="P1"><text:span text:style-name="T15"><text:tab/></text:span><text:span text:style-name="T86">getRobotId</text:span><text:span text:style-name="T14">()</text:span><text:span text:style-name="T16">方法返回值</text:span><text:span text:style-name="T14">为</text:span><text:span text:style-name="T15">一个</text:span><text:span text:style-name="T16">String类型(例如：WelcomeRobot类中的</text:span><text:span text:style-name="T14">getRobotId()方法返回值为"</text:span><text:span text:style-name="T16">welcome-bot</text:span><text:span text:style-name="T14">"</text:span><text:span text:style-name="T16">)</text:span><text:span text:style-name="T17">。</text:span></text:p>
      <text:p text:style-name="P1"><text:span text:style-name="T17"><text:tab/></text:span><text:span text:style-name="T87">waveDomain</text:span><text:span text:style-name="T17">为读取配置文件reference.conf中的</text:span><text:span text:style-name="T14">"</text:span><text:span text:style-name="T17">core.wave_server_domain</text:span><text:span text:style-name="T14">"</text:span><text:span text:style-name="T17">(其值为</text:span><text:span text:style-name="T14">"</text:span><text:span text:style-name="T17">local.net</text:span><text:span text:style-name="T14">"</text:span><text:span text:style-name="T17">).</text:span></text:p>
      <text:p text:style-name="P1"><text:span text:style-name="T17"><text:tab/> </text:span><text:span text:style-name="T84">Location </text:span><text:span text:style-name="T19">= </text:span><text:span text:style-name="T86">serverFrontendAddress</text:span><text:span text:style-name="T19"> + </text:span><text:span text:style-name="T86">getRobotUri(</text:span><text:span text:style-name="T88">)</text:span></text:p>
      <text:p text:style-name="P23"><text:span text:style-name="T86"><text:tab/>serverFrontendAddress</text:span><text:span text:style-name="T14">为</text:span><text:span text:style-name="T21">：(https://</text:span><text:span text:style-name="T22">(有SSL)</text:span><text:span text:style-name="T21">或者http://) + ServerFrontendAddressHolder类的getAddress()方法</text:span><text:span text:style-name="T23">(读取配置</text:span><text:span text:style-name="T17">文件reference.conf中的</text:span><text:span text:style-name="T14">"</text:span><text:span text:style-name="T17">core.http_</text:span><text:span text:style-name="T23">frontend</text:span><text:span text:style-name="T17">_</text:span><text:span text:style-name="T23">addresses</text:span><text:span text:style-name="T14">"</text:span><text:span text:style-name="T17">(其值为</text:span><text:span text:style-name="T14">"</text:span><text:span text:style-name="T86">localhost:9898</text:span><text:span text:style-name="T14">"</text:span><text:span text:style-name="T17">)</text:span><text:span text:style-name="T23">)</text:span><text:span text:style-name="T24">。</text:span></text:p>
      <text:p text:style-name="P1"><text:span text:style-name="T24"><text:tab/></text:span><text:span text:style-name="T86">getRobotUri(</text:span><text:span text:style-name="T88">)</text:span><text:span text:style-name="T25">为：AGENT_PREFIX_URI + </text:span><text:span text:style-name="T14">"</text:span><text:span text:style-name="T17">/</text:span><text:span text:style-name="T26">名字</text:span><text:span text:style-name="T14">"</text:span><text:span text:style-name="T26">。 常量</text:span><text:span text:style-name="T25">AGENT_PREFIX_URI为</text:span><text:span text:style-name="T14">"</text:span><text:span text:style-name="T17">/</text:span><text:span text:style-name="T26">agent</text:span><text:span text:style-name="T14">"</text:span><text:span text:style-name="T26">。（例如：WelcomeRobot类的</text:span><text:span text:style-name="T14">getRobotUri(</text:span><text:span text:style-name="T27">)为</text:span><text:span text:style-name="T67">AGENT_PREFIX_URI + "/welcome" </text:span><text:span text:style-name="T68">，PasswordRobot类的</text:span><text:span text:style-name="T69">getRobotUri(</text:span><text:span text:style-name="T67">)为</text:span><text:span text:style-name="T69">AGENT_PREFIX_URI + "/passwd/user" <text:s/></text:span><text:span text:style-name="T70">，</text:span><text:span text:style-name="T68"> PasswordAdminRobot</text:span><text:span text:style-name="T67">类中getRobotUri()为AGENT_PREFIX_URI + "/passwd/admin"</text:span><text:span text:style-name="T71">）</text:span></text:p>
      <text:p text:style-name="P2"/>
      <text:p text:style-name="P2"/>
      <text:p text:style-name="P2">Robot与<text:span text:style-name="T90">Capabilities.xml有关的</text:span>机制</text:p>
      <text:p text:style-name="P2"/>
      <text:p text:style-name="P1"><text:span text:style-name="T85"><text:tab/></text:span><text:span text:style-name="T20">org.waveprotocol.box.server.robots.passive包内的Robot类实现</text:span><text:span text:style-name="T31">Runnable接口创建一个线程，需要覆盖run()方法，在run</text:span><text:span text:style-name="T32">()方法中调用本类的process(WaveletAndDeltas wavelet)方法</text:span><text:span text:style-name="T33">，在这个process(...)方法中</text:span><text:span text:style-name="T34">首先调用RobotAccountData类的getCapabilities()方法进行判断，如果值不为空，则直接调用生成的值，如果值为空的话则再调用</text:span><text:span text:style-name="T35">RobotsGateWay类的updateRobotAccount(Robot robot)方法</text:span><text:span text:style-name="T36">。</text:span></text:p>
      <text:p text:style-name="P1"><text:span text:style-name="T36"><text:tab/>在</text:span><text:span text:style-name="T35">RobotsGateWay类的updateRobotAccount(Robot robot)方法中调用</text:span><text:span text:style-name="T37">RobotConnector类的</text:span><text:span text:style-name="T35">fetchCapabilities(RobotAccountData account, String activeApiUrl)方法来生成RobotAccountData</text:span><text:span text:style-name="T37">数据，在</text:span><text:span text:style-name="T35">fetchCapabilities</text:span><text:span text:style-name="T38">(...)方法中首先调用RobotCapabilitiesParser类的有参构造器生成这个</text:span><text:span text:style-name="T39">Parser类的对象。</text:span></text:p>
      <text:p text:style-name="P1"><text:span text:style-name="T39"><text:tab/>RobotCapabilitiesParser类的有参构造器调用本类方法中parseRobotDescriptionXmlFile()方法用来解析Capabilities.xml文件，在这个parseRobotDescriptionXmlFile()方法中首先调用RobotConnection接口的</text:span><text:span text:style-name="T86">get(String url</text:span><text:span text:style-name="T40">)方法</text:span><text:span text:style-name="T41">(</text:span><text:span text:style-name="T40">Fetches a robot URL using {@code HTTP GET} method</text:span><text:span text:style-name="T41">)</text:span><text:span text:style-name="T40">,</text:span><text:span text:style-name="T42">其中的url为</text:span><text:span text:style-name="T86">RobotAccountData</text:span><text:span text:style-name="T42">接口的</text:span><text:span text:style-name="T88">getUrl()</text:span><text:span text:style-name="T42">再加上</text:span><text:span text:style-name="T86">Robot.</text:span><text:span text:style-name="T89">CAPABILITIES_URL("/_wave/capabilities.xml")</text:span><text:span text:style-name="T62">。</text:span></text:p>
      <text:p text:style-name="P1"><text:span text:style-name="T62"><text:tab/></text:span><text:span text:style-name="T63">调用</text:span><text:span text:style-name="T64">RobotConnection接口的</text:span><text:span text:style-name="T89">get(String url</text:span><text:span text:style-name="T65">)方法实际上是调用其实现类HttpRobotConnection的</text:span><text:span text:style-name="T89">get(String url</text:span><text:span text:style-name="T65">)方法</text:span><text:span text:style-name="T66">，在实现类中</text:span><text:span text:style-name="T89">get(String url</text:span><text:span text:style-name="T65">)方法又调用本实现类的</text:span><text:span text:style-name="T89">fetch(String url, HttpMethod method)</text:span><text:span text:style-name="T66">方法</text:span><text:span text:style-name="T72">。</text:span></text:p>
      <text:p text:style-name="P1"><text:span text:style-name="T72"><text:tab/>在</text:span><text:span text:style-name="T89">fetch(String url, HttpMethod method)</text:span><text:span text:style-name="T66">方法中</text:span><text:span text:style-name="T73">，</text:span></text:p>
      <text:p text:style-name="P1"><text:span text:style-name="T73"><text:tab/>首先得到int statusCode = httpClient.executeMethod(method)，调用对应的</text:span><text:span text:style-name="T74">AbstractRobot类中的</text:span><text:span text:style-name="T89">doGet(HttpServletRequest req, HttpServletResponse resp)</text:span><text:span text:style-name="T74">方法，doGet(...)方法又调用本类的</text:span><text:span text:style-name="T89">processCapabilities(HttpServletRequest req, HttpServletResponse resp)</text:span><text:span text:style-name="T74">方法生成对应的Capabilities.xml文件，并且返回响应的状态代码。</text:span></text:p>
      <text:p text:style-name="P1"><text:span text:style-name="T74"><text:tab/>然后根据上边生成的状态代码调用 RobotConnectionUtil类的validateAndReadResponse(String url, int statusCode, InputStream response)方法</text:span><text:span text:style-name="T75">(</text:span><text:span text:style-name="T74">Validates and read the response)</text:span><text:span text:style-name="T76">。</text:span></text:p>
      <text:p text:style-name="P18"/>
      <text:p text:style-name="P22"><text:span text:style-name="T83">注</text:span><text:span text:style-name="T82">：</text:span></text:p>
      <text:p text:style-name="P1"><text:span text:style-name="T2"><text:tab/></text:span><text:span text:style-name="T77">Robot的注册机制里边，注册的时间将RobotAccountData的capabilities属性设置为空。如果可以将Capabilities.xml文件预先编辑好，并且在注册的时间直接注册进去，那么就可以直接用了，不用再动态生成了。</text:span></text:p>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rect text:anchor-type="paragraph" draw:z-index="0" draw:style-name="gr1" draw:text-style-name="P25" svg:width="3.846cm" svg:height="3.193cm" svg:x="0.139cm" svg:y="0.196cm"><text:p/></draw:rect><draw:rect text:anchor-type="paragraph" draw:z-index="4" draw:style-name="gr4" draw:text-style-name="P25" svg:width="5.469cm" svg:height="3.229cm" svg:x="6.207cm" svg:y="0.108cm"><text:p/></draw:rect><text:soft-page-break/></text:p>
      <text:p text:style-name="P1"><text:span text:style-name="T73"><text:s text:c="8"/><text:tab/></text:span><text:span text:style-name="T78">Robot <text:tab/><text:tab/><text:tab/><text:tab/><text:tab/></text:span><text:span text:style-name="T80">RobotsGateWay</text:span></text:p>
      <text:p text:style-name="P20"><draw:line text:anchor-type="paragraph" draw:z-index="1" draw:style-name="gr1" draw:text-style-name="P25" svg:x1="0.139cm" svg:y1="0.332cm" svg:x2="3.984cm" svg:y2="0.332cm"><text:p/></draw:line><draw:line text:anchor-type="paragraph" draw:z-index="5" draw:style-name="gr4" draw:text-style-name="P25" svg:x1="6.207cm" svg:y1="0.332cm" svg:x2="11.675cm" svg:y2="0.332cm"><text:p/></draw:line><text:tab/></text:p>
      <text:p text:style-name="P1"><draw:path text:anchor-type="paragraph" draw:z-index="2" draw:style-name="gr2" draw:text-style-name="P25" svg:width="0.905cm" svg:height="0.903cm" svg:x="-0.537cm" svg:y="0.208cm" svg:viewBox="0 0 906 904" svg:d="m906 0c-214 7-395 129-582 212-171 76-445 302-265 511 136 158 363 194 565 177h141"><text:p/></draw:path><draw:line text:anchor-type="paragraph" draw:z-index="6" draw:style-name="gr5" draw:text-style-name="P25" svg:x1="2.803cm" svg:y1="1.125cm" svg:x2="6.361cm" svg:y2="0.296cm"><text:p/></draw:line><draw:path text:anchor-type="paragraph" draw:z-index="7" draw:style-name="gr5" draw:text-style-name="P25" svg:width="0.365cm" svg:height="0.334cm" svg:x="5.995cm" svg:y="0.191cm" svg:viewBox="0 0 366 335" svg:d="m0 0c118 26 642 88 176 265l-123 70"><text:p/></draw:path><draw:path text:anchor-type="paragraph" draw:z-index="10" draw:style-name="gr5" draw:text-style-name="P25" svg:width="7.709cm" svg:height="3.827cm" svg:x="-0.356cm" svg:y="0.402cm" svg:viewBox="0 0 7710 3828" svg:d="m7710 0c-6 252-198 437-389 547-269 155-571 238-793 441-175 159-359 222-547 317-191 97-393 168-582 265-185 95-364 205-547 300-189 97-404 42-600 141-197 99-416 166-635 194-220 28-449-9-670 0-190 7-379-15-564-35-194-22-388-17-582-18-200-1-403-3-600 0-212 3-427-26-635 18-219 46-413 213-494 423-72 187-47 384-53 582-6 187-83 409 123 547 194 129 415 17 618 106v0"><text:p/></draw:path><text:span text:style-name="T65"> <text:s text:c="4"/></text:span><text:span text:style-name="T79">void </text:span><text:span text:style-name="T65">run</text:span><text:span text:style-name="T78">()<text:tab/><text:tab/><text:tab/><text:tab/></text:span><text:span text:style-name="T81">void updateRobotAccount</text:span></text:p>
      <text:p text:style-name="P1"><text:span text:style-name="T78"><text:s text:c="2"/><text:tab/><text:tab/><text:tab/><text:tab/><text:tab/><text:tab/></text:span><text:span text:style-name="T81">(Robot robot)</text:span></text:p>
      <text:p text:style-name="P1"><draw:polyline text:anchor-type="paragraph" draw:z-index="3" draw:style-name="gr3" draw:text-style-name="P25" svg:width="0.211cm" svg:height="0.228cm" svg:x="0.051cm" svg:y="0.127cm" svg:viewBox="0 0 212 229" draw:points="35,0 212,123 35,212 0,229"><text:p/></draw:polyline><text:span text:style-name="T78"> <text:s text:c="3"/></text:span><text:span text:style-name="T79">void </text:span><text:span text:style-name="T78">process</text:span></text:p>
      <text:p text:style-name="P21"><text:s text:c="4"/>(WaveletAndDeltas</text:p>
      <text:p text:style-name="P21"><text:s text:c="6"/>wavelet)<text:tab/></text:p>
      <text:p text:style-name="P16"/>
      <text:p text:style-name="P6"><draw:rect text:anchor-type="paragraph" draw:z-index="8" draw:style-name="gr4" draw:text-style-name="P25" svg:width="6.809cm" svg:height="3.246cm" svg:x="0.298cm" svg:y="0.34cm"><text:p/></draw:rect><draw:rect text:anchor-type="paragraph" draw:z-index="12" draw:style-name="gr4" draw:text-style-name="P25" svg:width="7.832cm" svg:height="3.423cm" svg:x="8.677cm" svg:y="0.27cm"><text:p/></draw:rect></text:p>
      <text:p text:style-name="P7"/>
      <text:p text:style-name="P1"><text:span text:style-name="T39"><text:tab/><text:tab/></text:span><text:span text:style-name="T43">RobotConnector<text:tab/><text:tab/><text:tab/><text:tab/> <text:s/>RobotCapabilitiesParser</text:span></text:p>
      <text:p text:style-name="P5"><draw:line text:anchor-type="paragraph" draw:z-index="9" draw:style-name="gr4" draw:text-style-name="P25" svg:x1="0.298cm" svg:y1="0.146cm" svg:x2="7.107cm" svg:y2="0.146cm"><text:p/></draw:line><draw:line text:anchor-type="paragraph" draw:z-index="13" draw:style-name="gr4" draw:text-style-name="P25" svg:x1="8.677cm" svg:y1="0.111cm" svg:x2="16.509cm" svg:y2="0.076cm"><text:p/></draw:line></text:p>
      <text:p text:style-name="P1"><draw:polyline text:anchor-type="paragraph" draw:z-index="11" draw:style-name="gr5" draw:text-style-name="P25" svg:width="0.281cm" svg:height="0.228cm" svg:x="0.192cm" svg:y="0.076cm" svg:viewBox="0 0 282 229" draw:points="141,0 282,194 106,229 0,229"><text:p/></draw:polyline><draw:line text:anchor-type="paragraph" draw:z-index="14" draw:style-name="gr5" draw:text-style-name="P25" svg:x1="7.019cm" svg:y1="0.235cm" svg:x2="8.836cm" svg:y2="0.235cm"><text:p/></draw:line><draw:polyline text:anchor-type="paragraph" draw:z-index="15" draw:style-name="gr5" draw:text-style-name="P25" svg:width="0.193cm" svg:height="0.246cm" svg:x="8.641cm" svg:y="0.129cm" svg:viewBox="0 0 194 247" draw:points="18,0 194,88 18,247 0,247"><text:p/></draw:polyline><draw:path text:anchor-type="paragraph" draw:z-index="16" draw:style-name="gr5" draw:text-style-name="P25" svg:width="2.17cm" svg:height="1.332cm" svg:x="14.303cm" svg:y="0.218cm" svg:viewBox="0 0 2171 1333" svg:d="m0 17c180-29 365-16 547 0 197 16 379 77 582 105 197 28 376 139 564 212 177 68 432 104 459 353 21 192 74 497-176 547-187 37-355 151-547 70h-18"><text:p/></draw:path><text:span text:style-name="T35"> <text:s text:c="4"/></text:span><text:span text:style-name="T43">RobotAccountData fetchCapabilities<text:tab/><text:tab/>RobotCapabilitiesParser</text:span><text:span text:style-name="T44">(...)</text:span></text:p>
      <text:p text:style-name="P8"><text:s text:c="8"/>(RobotAccountData account, <text:tab/><text:tab/><text:tab/></text:p>
      <text:p text:style-name="P8"/>
      <text:p text:style-name="P8"><draw:polyline text:anchor-type="paragraph" draw:z-index="17" draw:style-name="gr5" draw:text-style-name="P25" svg:width="0.211cm" svg:height="0.334cm" svg:x="15.662cm" svg:y="0.171cm" svg:viewBox="0 0 212 335" draw:points="194,0 0,106 141,282 212,335"><text:p/></draw:polyline><draw:path text:anchor-type="paragraph" draw:z-index="20" draw:style-name="gr5" draw:text-style-name="P25" svg:width="10.274cm" svg:height="3.704cm" svg:x="-1.369cm" svg:y="0.277cm" svg:viewBox="0 0 10275 3705" svg:d="m10275 0c-173 122-365 205-565 265-195 58-359 150-546 211s-374 139-565 177c-203 40-375 170-582 176-185 6-362 26-547 53-194 28-379 53-564 88-192 36-388 67-582 71-219 3-436 27-653 17-199-8-402 0-600 0-266 0-531 0-793 0-223 0-448 0-671 0-229 0-460 0-688 0-195 0-389-24-582 0-241 31-448 189-670 283-203 85-407 169-600 282-197 116-377 256-546 405-184 163-367 350-459 583-67 169-97 388 0 546 111 182 208 378 459 459 201 65 398 85 599 88 175 3 351-2 529 0h142"><text:p/></draw:path> <text:s text:c="13"/>String activeApiUrl)<text:tab/><text:tab/><text:tab/>void parseRobotDescriptionXmlFile()</text:p>
      <text:p text:style-name="P4"/>
      <text:p text:style-name="P9"/>
      <text:p text:style-name="P4"/>
      <text:p text:style-name="P10"/>
      <text:p text:style-name="P10"><draw:rect text:anchor-type="paragraph" draw:z-index="18" draw:style-name="gr4" draw:text-style-name="P25" svg:width="6.792cm" svg:height="3.476cm" svg:x="0.21cm" svg:y="0.272cm"><text:p/></draw:rect><draw:rect text:anchor-type="paragraph" draw:z-index="22" draw:style-name="gr4" draw:text-style-name="P25" svg:width="7.674cm" svg:height="3.529cm" svg:x="8.906cm" svg:y="0.254cm"><text:p/></draw:rect></text:p>
      <text:p text:style-name="P1"><text:span text:style-name="T34"><text:tab/> <text:s text:c="3"/></text:span><text:span text:style-name="T46">RobotConnection</text:span></text:p>
      <text:p text:style-name="P1"><text:span text:style-name="T34"><text:tab/><text:tab/><text:tab/><text:tab/><text:tab/><text:tab/><text:tab/><text:tab/> <text:s text:c="3"/></text:span><text:span text:style-name="T47">HttpRobotConnection</text:span></text:p>
      <text:p text:style-name="P1"><draw:line text:anchor-type="paragraph" draw:z-index="23" draw:style-name="gr4" draw:text-style-name="P25" svg:x1="8.906cm" svg:y1="0.095cm" svg:x2="16.579cm" svg:y2="0.13cm"><text:p/></draw:line><text:span text:style-name="T34"><text:tab/><text:tab/></text:span><text:span text:style-name="T46">&lt;interface&gt;</text:span></text:p>
      <text:p text:style-name="P10"><draw:line text:anchor-type="paragraph" draw:z-index="19" draw:style-name="gr4" draw:text-style-name="P25" svg:x1="0.21cm" svg:y1="0.025cm" svg:x2="7.001cm" svg:y2="0.007cm"><text:p/></draw:line></text:p>
      <text:p text:style-name="P1"><draw:polyline text:anchor-type="paragraph" draw:z-index="21" draw:style-name="gr5" draw:text-style-name="P25" svg:width="0.264cm" svg:height="0.369cm" svg:x="0.139cm" svg:y="0.06cm" svg:viewBox="0 0 265 370" draw:points="123,0 265,176 88,318 0,370"><text:p/></draw:polyline><draw:line text:anchor-type="paragraph" draw:z-index="24" draw:style-name="gr5" draw:text-style-name="P25" svg:x1="5.114cm" svg:y1="0.219cm" svg:x2="9.171cm" svg:y2="0.219cm"><text:p/></draw:line><draw:polyline text:anchor-type="paragraph" draw:z-index="25" draw:style-name="gr5" draw:text-style-name="P25" svg:width="0.193cm" svg:height="0.264cm" svg:x="8.976cm" svg:y="0.113cm" svg:viewBox="0 0 194 265" draw:points="18,0 194,106 18,247 0,265"><text:p/></draw:polyline><draw:path text:anchor-type="paragraph" draw:z-index="26" draw:style-name="gr5" draw:text-style-name="P25" svg:width="1.444cm" svg:height="0.775cm" svg:x="13.598cm" svg:y="0.201cm" svg:viewBox="0 0 1445 776" svg:d="m0 0c205 30 411 20 617 18 177-2 353 31 530 53 194 24 396 271 246 423-135 137-345 212-546 194l-177 53-176 35v0"><text:p/></draw:path><text:span text:style-name="T34"> <text:s text:c="4"/></text:span><text:span text:style-name="T45">String ge</text:span><text:span text:style-name="T46">t</text:span><text:span text:style-name="T45">(</text:span><text:span text:style-name="T46">String url</text:span><text:span text:style-name="T45">)<text:tab/><text:tab/><text:tab/><text:tab/> <text:s/></text:span><text:span text:style-name="T47">String get(String url)</text:span></text:p>
      <text:p text:style-name="P10"/>
      <text:p text:style-name="P1"><draw:polyline text:anchor-type="paragraph" draw:z-index="27" draw:style-name="gr5" draw:text-style-name="P25" svg:width="0.352cm" svg:height="0.228cm" svg:x="14.092cm" svg:y="0.002cm" svg:viewBox="0 0 353 229" draw:points="106,0 0,176 194,229 353,229"><text:p/></draw:polyline><draw:path text:anchor-type="paragraph" draw:z-index="30" draw:style-name="gr5" draw:text-style-name="P25" svg:width="10.362cm" svg:height="4.015cm" svg:x="-1.105cm" svg:y="0.354cm" svg:viewBox="0 0 10363 4016" svg:d="m10363 0c-194-3-374 84-547 159-220 95-403 263-635 335-185 57-349 163-529 229-195 73-381 175-582 230-180 49-356 126-547 141-185 14-363 105-546 106-214 0-392 104-600 88-237-19-446 74-688 88-265 16-512 105-776 123-334 23-626 120-953 124-215 3-427 74-635 123-222 53-441 113-652 194-194 75-403 62-582 159-196 106-426 99-618 194-169 84-370 64-529 159-201 120-460 132-617 317-140 165-376 346-318 582 54 219 164 455 353 583 177 119 421 75 635 70h194l176-35 18-18"><text:p/></draw:path><text:span text:style-name="T34"><text:tab/><text:tab/><text:tab/><text:tab/><text:tab/><text:tab/><text:tab/> <text:s/></text:span><text:span text:style-name="T47">String fetch(String url, </text:span></text:p>
      <text:p text:style-name="P1"><draw:path text:anchor-type="paragraph" draw:z-index="46" draw:style-name="gr5" draw:text-style-name="P25" svg:width="1.556cm" svg:height="8.078cm" svg:x="16.191cm" svg:y="0.019cm" svg:viewBox="0 0 1557 8079" svg:d="m0 0c263 55 331 323 494 494 158 166 277 372 406 564 125 189 252 383 335 600 76 199 107 420 194 617 75 173 16 346 88 530 69 174 0 377 18 564s15 376 17 564c3 203 0 413 0 618 0 212 11 425 0 635-10 187 19 377-53 564-63 166-71 353-106 529-39 205-121 405-229 583-109 180-162 377-264 564-106 192-237 376-406 512l-212 105-70 36"><text:p/></draw:path><text:span text:style-name="T47"><text:tab/><text:tab/><text:tab/><text:tab/><text:tab/><text:tab/><text:tab/><text:tab/><text:tab/><text:tab/></text:span><text:span text:style-name="T48">HttpMethod method</text:span><text:span text:style-name="T47">)</text:span></text:p>
      <text:p text:style-name="P10"><text:tab/><text:tab/><text:tab/><text:tab/><text:tab/><text:tab/><text:tab/> <text:s text:c="2"/></text:p>
      <text:p text:style-name="P10"/>
      <text:p text:style-name="P10"/>
      <text:p text:style-name="P10"/>
      <text:p text:style-name="P10"/>
      <text:p text:style-name="P10"><draw:rect text:anchor-type="paragraph" draw:z-index="28" draw:style-name="gr4" draw:text-style-name="P25" svg:width="7.145cm" svg:height="3.934cm" svg:x="0.192cm" svg:y="0.178cm"><text:p/></draw:rect></text:p>
      <text:p text:style-name="P10"/>
      <text:p text:style-name="P1"><draw:rect text:anchor-type="paragraph" draw:z-index="34" draw:style-name="gr4" draw:text-style-name="P25" svg:width="4.869cm" svg:height="2.364cm" svg:x="8.553cm" svg:y="0.213cm"><text:p/></draw:rect><text:span text:style-name="T34"><text:tab/><text:tab/></text:span><text:span text:style-name="T49">HttpClient</text:span></text:p>
      <text:p text:style-name="P10"><draw:line text:anchor-type="paragraph" draw:z-index="29" draw:style-name="gr4" draw:text-style-name="P25" svg:x1="0.192cm" svg:y1="0.161cm" svg:x2="7.336cm" svg:y2="0.196cm"><text:p/></draw:line><text:tab/><text:tab/><text:tab/><text:tab/><text:tab/><text:tab/><text:tab/><text:tab/>....</text:p>
      <text:p text:style-name="P1"><draw:polyline text:anchor-type="paragraph" draw:z-index="31" draw:style-name="gr5" draw:text-style-name="P25" svg:width="0.193cm" svg:height="0.299cm" svg:x="0.122cm" svg:y="0.143cm" svg:viewBox="0 0 194 300" draw:points="0,0 194,18 194,194 141,300"><text:p/></draw:polyline><draw:path text:anchor-type="paragraph" draw:z-index="32" draw:style-name="gr5" draw:text-style-name="P25" svg:width="1.121cm" svg:height="0.769cm" svg:x="-0.4cm" svg:y="0.425cm" svg:viewBox="0 0 1122 770" svg:d="m1122 0c-178 46-346 104-529 141-223 46-385 166-530 300-208 194 150 377 318 317l176-17h177v0"><text:p/></draw:path><draw:line text:anchor-type="paragraph" draw:z-index="35" draw:style-name="gr4" draw:text-style-name="P25" svg:x1="8.553cm" svg:y1="0.108cm" svg:x2="13.421cm" svg:y2="0.108cm"><text:p/></draw:line><text:span text:style-name="T34"> <text:s text:c="3"/></text:span><text:span text:style-name="T49">int executeMethod(HttpMethod method)</text:span></text:p>
      <text:p text:style-name="P10"><draw:line text:anchor-type="paragraph" draw:z-index="36" draw:style-name="gr5" draw:text-style-name="P25" svg:x1="7.317cm" svg:y1="0.966cm" svg:x2="9.998cm" svg:y2="0.349cm"><text:p/></draw:line><draw:polyline text:anchor-type="paragraph" draw:z-index="37" draw:style-name="gr5" draw:text-style-name="P25" svg:width="0.193cm" svg:height="0.281cm" svg:x="9.77cm" svg:y="0.243cm" svg:viewBox="0 0 194 282" draw:points="18,0 194,106 18,265 0,282"><text:p/></draw:polyline><text:tab/><text:tab/><text:tab/><text:tab/><text:tab/><text:tab/><text:tab/><text:tab/>....</text:p>
      <text:p text:style-name="P1"><draw:polyline text:anchor-type="paragraph" draw:z-index="33" draw:style-name="gr5" draw:text-style-name="P25" svg:width="0.211cm" svg:height="0.264cm" svg:x="0.175cm" svg:y="0.261cm" svg:viewBox="0 0 212 265" draw:points="0,0 212,123 18,247 0,265"><text:p/></draw:polyline><draw:path text:anchor-type="paragraph" draw:z-index="40" draw:style-name="gr5" draw:text-style-name="P25" svg:width="11.786cm" svg:height="4.021cm" svg:x="-0.835cm" svg:y="0.032cm" svg:viewBox="0 0 11787 4022" svg:d="m11716 0c67 208 112 454 18 653-118 249-424 303-635 458-276 203-614 321-953 388-206 41-405 112-600 194-202 87-418 147-635 194-215 48-425 130-635 194-178 55-361 76-546 89-291 19-575 39-865 35-264-4-534-34-793 35-341 90-697 13-1041 35-199 13-402 5-600 0-206-4-411-41-617-35-217 6-438 0-653 0-206 0-414-7-617 0-189 7-369 23-565 53-248 39-481 74-705 159-219 83-434 150-618 317-181 166-430 283-529 512-63 146-278 434 53 529 203 58 404 149 618 159 192 9 386 40 582 53l105-18"><text:p/></draw:path><text:span text:style-name="T34"> <text:s text:c="3"/></text:span><text:span text:style-name="T50">int executeMethod(HostConfiguration</text:span></text:p>
      <text:p text:style-name="P11"><text:tab/>hostconfig, final httpMethod</text:p>
      <text:p text:style-name="P11"><text:tab/>method, final HttpState state)</text:p>
      <text:p text:style-name="P10"/>
      <text:p text:style-name="P10"/>
      <text:p text:style-name="P10"><draw:rect text:anchor-type="paragraph" draw:z-index="44" draw:style-name="gr4" draw:text-style-name="P25" svg:width="9.473cm" svg:height="4.199cm" svg:x="8.483cm" svg:y="0.238cm"><text:p/></draw:rect></text:p>
      <text:p text:style-name="P1"><text:span text:style-name="T34"><text:tab/><text:tab/><text:tab/><text:tab/><text:tab/><text:tab/><text:tab/><text:tab/><text:tab/></text:span><text:span text:style-name="T55">RobotConnectionUtil</text:span></text:p>
      <text:p text:style-name="P10"><draw:rect text:anchor-type="paragraph" draw:z-index="38" draw:style-name="gr4" draw:text-style-name="P25" svg:width="7.55cm" svg:height="4.146cm" svg:x="0.545cm" svg:y="0.009cm"><text:p/></draw:rect><draw:line text:anchor-type="paragraph" draw:z-index="45" draw:style-name="gr4" draw:text-style-name="P25" svg:x1="8.483cm" svg:y1="0.15cm" svg:x2="17.955cm" svg:y2="0.168cm"><text:p/></draw:line></text:p>
      <text:p text:style-name="P1"><text:span text:style-name="T34"><text:tab/><text:tab/></text:span><text:span text:style-name="T51">AbstractRobot</text:span></text:p>
      <text:p text:style-name="P1"><draw:line text:anchor-type="paragraph" draw:z-index="39" draw:style-name="gr4" draw:text-style-name="P25" svg:x1="0.545cm" svg:y1="0.026cm" svg:x2="8.094cm" svg:y2="0.044cm"><text:p/></draw:line><draw:path text:anchor-type="paragraph" draw:z-index="47" draw:style-name="gr5" draw:text-style-name="P25" svg:width="0.396cm" svg:height="0.214cm" svg:x="16.341cm" svg:y="0.009cm" svg:viewBox="0 0 397 215" svg:d="m79 0c-259 302 191 208 300 176l18-17"><text:p/></draw:path><text:span text:style-name="T34"><text:tab/><text:tab/><text:tab/><text:tab/><text:tab/><text:tab/> <text:s text:c="5"/></text:span><text:span text:style-name="T55">static String validateAndReadResponse(</text:span></text:p>
      <text:p text:style-name="P1"><draw:polyline text:anchor-type="paragraph" draw:z-index="41" draw:style-name="gr5" draw:text-style-name="P25" svg:width="0.246cm" svg:height="0.299cm" svg:x="0.386cm" svg:y="0.168cm" svg:viewBox="0 0 247 300" draw:points="71,0 247,106 71,229 0,300"><text:p/></draw:polyline><draw:path text:anchor-type="paragraph" draw:z-index="42" draw:style-name="gr5" draw:text-style-name="P25" svg:width="1.908cm" svg:height="1.675cm" svg:x="6.031cm" svg:y="0.326cm" svg:viewBox="0 0 1909 1676" svg:d="m1323 0c199 37 375 159 494 335 121 180 88 374 88 565 0 229-266 317-441 405-169 85-351 106-529 159-177 53-362 81-529 159l-212 35-176 18h-18"><text:p/></draw:path><draw:path text:anchor-type="paragraph" draw:z-index="48" draw:style-name="gr5" draw:text-style-name="P25" svg:width="1.358cm" svg:height="1.604cm" svg:x="15.997cm" svg:y="0.15cm" svg:viewBox="0 0 1359 1605" svg:d="m476 0c138 199 385 248 547 423 147 159 240 362 318 565 101 266-253 305-388 388-163 99-360 79-530 159l-176 53-176 17-71-17"><text:p/></draw:path><text:span text:style-name="T34"> <text:s text:c="7"/></text:span><text:span text:style-name="T53">void </text:span><text:span text:style-name="T51">doGet(</text:span><text:span text:style-name="T52">HttpServletRequest req, <text:tab/><text:tab/></text:span><text:span text:style-name="T56">String url, int statusCode, Inputstream</text:span></text:p>
      <text:p text:style-name="P1"><text:span text:style-name="T52"><text:tab/><text:tab/>HttpServletResponse resp</text:span><text:span text:style-name="T51">)<text:tab/><text:tab/><text:tab/></text:span><text:span text:style-name="T56">response)</text:span></text:p>
      <text:p text:style-name="P10"/>
      <text:p text:style-name="P1"><text:span text:style-name="T34"><text:tab/><text:tab/><text:tab/><text:tab/><text:tab/><text:tab/><text:tab/></text:span><text:span text:style-name="T57">static String </text:span><text:span text:style-name="T55">validateAndReadResponse(</text:span></text:p>
      <text:p text:style-name="P1"><draw:polyline text:anchor-type="paragraph" draw:z-index="43" draw:style-name="gr5" draw:text-style-name="P25" svg:width="0.317cm" svg:height="0.264cm" svg:x="5.978cm" svg:y="0.339cm" svg:viewBox="0 0 318 265" draw:points="194,0 0,141 176,229 318,265"><text:p/></draw:polyline><draw:polyline text:anchor-type="paragraph" draw:z-index="49" draw:style-name="gr5" draw:text-style-name="P25" svg:width="0.299cm" svg:height="0.299cm" svg:x="15.979cm" svg:y="0.056cm" svg:viewBox="0 0 300 300" draw:points="176,0 0,106 159,282 300,300"><text:p/></draw:polyline><text:span text:style-name="T34"> <text:s text:c="7"/></text:span><text:span text:style-name="T53">void </text:span><text:span text:style-name="T54">processCapabilities(<text:tab/><text:tab/><text:tab/> <text:s/></text:span><text:span text:style-name="T56">String url, int statusCode, </text:span><text:span text:style-name="T57">byte[]</text:span></text:p>
      <text:p text:style-name="P1"><text:span text:style-name="T54"><text:tab/>HttpServletRequest req, <text:tab/><text:tab/><text:tab/><text:tab/></text:span><text:span text:style-name="T57">response)</text:span></text:p>
      <text:p text:style-name="P12"><text:tab/><text:tab/>HttpServletResponse resp)</text:p>
      <text:p text:style-name="P10"/>
      <text:p text:style-name="P10"/>
      <text:p text:style-name="P24"/>
      <text:p text:style-name="P24"/>
      <text:p text:style-name="P24"/>
      <text:p text:style-name="P24"/>
      <text:p text:style-name="P24"/>
      <text:p text:style-name="P24"/>
      <text:p text:style-name="P24"/>
      <text:p text:style-name="P24"><text:soft-page-break/></text:p>
      <text:p text:style-name="P24">Capabilities.xml文件格式：</text:p>
      <text:p text:style-name="P24"><text:tab/></text:p>
      <text:p text:style-name="P1"><text:span text:style-name="T91"><text:tab/></text:span><text:span text:style-name="T58">&lt;?xml version="1.0"?&gt;</text:span></text:p>
      <text:p text:style-name="P10"><text:tab/><text:span text:style-name="T92">&lt;w:robot xmlns:w="</text:span><text:a xlink:type="simple" xlink:href="http://wave.google.com/extensions/robots/1.0"><text:span text:style-name="T92">http://wave.google.com/extensions/robots/1.0</text:span></text:a><text:span text:style-name="T92">"&gt;</text:span></text:p>
      <text:p text:style-name="P10"><text:tab/> <text:s/><text:span text:style-name="T92">&lt;w:version&gt;</text:span><text:span text:style-name="T8">version</text:span><text:span text:style-name="T92">&lt;/w:version&gt;</text:span></text:p>
      <text:p text:style-name="P10"><text:tab/> <text:s/><text:span text:style-name="T92">&lt;w:protocolversion&gt;</text:span><text:span text:style-name="T8">Wave</text:span><text:span text:style-name="T9">Service.PROTOCOL_VERSION.getVersionString()</text:span></text:p>
      <text:p text:style-name="P10"><text:span text:style-name="T9"><text:tab/> <text:s/></text:span><text:span text:style-name="T92">&lt;/w:protocolversion&gt;</text:span></text:p>
      <text:p text:style-name="P10"><text:tab/> <text:s/><text:span text:style-name="T92">&lt;w:capabilities&gt;</text:span></text:p>
      <text:p text:style-name="P1"><text:span text:style-name="T34"><text:tab/> <text:s/><text:tab/></text:span><text:span text:style-name="T59">&lt;w:capability name="</text:span><text:span text:style-name="T3">entry.getKey()</text:span><text:span text:style-name="T59">" context="</text:span><text:span text:style-name="T3">context.name</text:span><text:span text:style-name="T4">（）</text:span><text:span text:style-name="T3">,</text:span></text:p>
      <text:p text:style-name="P1"><text:span text:style-name="T3"><text:tab/><text:tab/><text:tab/>context.name</text:span><text:span text:style-name="T5">()</text:span><text:span text:style-name="T4">,...</text:span><text:span text:style-name="T59">" filter="</text:span><text:span text:style-name="T3">capability.filter()</text:span><text:span text:style-name="T60">"/&gt;</text:span></text:p>
      <text:p text:style-name="P15"><text:tab/> <text:s/>&lt;/w:capabilities&gt;</text:p>
      <text:p text:style-name="P10"><text:tab/> <text:s/><text:span text:style-name="T93">&lt;w:consumer_keys&gt;</text:span></text:p>
      <text:p text:style-name="P1"><text:span text:style-name="T34"><text:tab/><text:tab/></text:span><text:span text:style-name="T61">&lt;w:consumer_key for="</text:span><text:span text:style-name="T3">consumerDataObj.getRpcServerUrl()</text:span><text:span text:style-name="T60">"&gt; </text:span></text:p>
      <text:p text:style-name="P1"><text:span text:style-name="T60"><text:s/><text:tab/><text:tab/><text:tab/> </text:span><text:span text:style-name="T3">consumerDataObj.getConsumerKey()</text:span><text:span text:style-name="T60">&lt;/w:consumer_key&gt;</text:span></text:p>
      <text:p text:style-name="P10"><text:tab/> <text:s/><text:span text:style-name="T93">&lt;/w:consumer_keys&gt;</text:span></text:p>
      <text:p text:style-name="P13"><text:tab/>&lt;/w:robot&gt;</text:p>
      <text:p text:style-name="P10"/>
      <text:p text:style-name="P14">其中： <text:s text:c="2"/><text:span text:style-name="T1">version</text:span> = computeHash();</text:p>
      <text:p text:style-name="P14"><text:span text:style-name="T8"><text:tab/>Wave</text:span><text:span text:style-name="T9">Service.PROTOCOL_VERSION.getVersionString() </text:span><text:span text:style-name="T94">=</text:span><text:span text:style-name="T10"> </text:span><text:span text:style-name="T92">0.22;</text:span></text:p>
      <text:p text:style-name="P1"><text:tab/><text:span text:style-name="T3">entry.getKey()</text:span><text:span text:style-name="T96">，在for(Entry&lt;String, Capability&gt; </text:span><text:span text:style-name="T3">entry</text:span><text:span text:style-name="T96"> : </text:span><text:span text:style-name="T3">capabilityMap</text:span><text:span text:style-name="T96">.entrySet())循环中定义</text:span><text:span text:style-name="T3">entry</text:span><text:span text:style-name="T96">,</text:span><text:span text:style-name="T97">Capability为一个注解类型，有Context[] contexts()方法和</text:span><text:span text:style-name="T95"> </text:span><text:span text:style-name="T97">String filter()方法并且都设置有默认值， </text:span><text:span text:style-name="T96">Map&lt;String, Capability&gt; </text:span><text:span text:style-name="T3">capabilityMap</text:span><text:span text:style-name="T96"> = </text:span><text:span text:style-name="T3">computeCapabilityMap()</text:span><text:span text:style-name="T96">;</text:span></text:p>
      <text:p text:style-name="P1"><text:span text:style-name="T96"><text:tab/></text:span><text:span text:style-name="T3">context.name</text:span><text:span text:style-name="T6">()</text:span><text:span text:style-name="T98">，在</text:span><text:span text:style-name="T97">for(Context </text:span><text:span text:style-name="T3">context</text:span><text:span text:style-name="T97"> : </text:span><text:span text:style-name="T3">capability</text:span><text:span text:style-name="T97">.contexts())循环中</text:span><text:span text:style-name="T99">，</text:span><text:span text:style-name="T97">Capability </text:span><text:span text:style-name="T3">capability</text:span><text:span text:style-name="T97"> = </text:span><text:span text:style-name="T3">entry</text:span><text:span text:style-name="T97">.getValue()</text:span><text:span text:style-name="T100">，Context为一个枚举类型，capability</text:span><text:span text:style-name="T97">.contexts()返回一个带有默认值的</text:span><text:span text:style-name="T101">Context[]数组，</text:span><text:span text:style-name="T3">context.name</text:span><text:span text:style-name="T6">()</text:span><text:span text:style-name="T102">得到</text:span><text:span text:style-name="T97">contexts()方法中的默认值</text:span><text:span text:style-name="T102">；</text:span></text:p>
      <text:p text:style-name="P1"><text:span text:style-name="T102"><text:tab/></text:span><text:span text:style-name="T3">capability.filter()</text:span><text:span text:style-name="T103">， Capability注解的String filter()方法，默认值是</text:span><text:span text:style-name="T3">""</text:span><text:span text:style-name="T103">；</text:span></text:p>
      <text:p text:style-name="P1"><text:span text:style-name="T103"><text:tab/></text:span><text:span text:style-name="T3">consumerDataObj.getRpcServerUrl()</text:span><text:span text:style-name="T103">，</text:span><text:span text:style-name="T3">consumerDataObj.getConsumerKey()</text:span><text:span text:style-name="T104">：</text:span></text:p>
      <text:p text:style-name="P3"><text:span text:style-name="T105">在</text:span><text:span text:style-name="T106">for</text:span><text:span text:style-name="T107">(ConsumerData </text:span><text:span text:style-name="T7">consumerDataObj</text:span><text:span text:style-name="T107"> : </text:span><text:span text:style-name="T7">waveService</text:span><text:span text:style-name="T107">.getConsumerDataMap().values())循环里边定义</text:span><text:span text:style-name="T108">consumerDataObj</text:span><text:span text:style-name="T109">，<text:tab/>WaveService </text:span><text:span text:style-name="T7">waveService </text:span><text:span text:style-name="T107">= new WaveService(version),</text:span><text:span text:style-name="T109">其中的version和上边定义的是一样的</text:span><text:span text:style-name="T110">。</text:span><text:span text:style-name="T7">waveService</text:span><text:span text:style-name="T107">.getConsumerDataMap()返回consumerDataMap</text:span><text:span text:style-name="T110">，而</text:span><text:span text:style-name="T107"> Map&lt;String, ConsumerData&gt; consumerDataMap = new HashMap&lt;String, ConsumerData&gt;()</text:span><text:span text:style-name="T1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6:27:21.500439491</meta:creation-date>
    <dc:date>2016-03-02T08:29:55.703516026</dc:date>
    <meta:editing-duration>P1DT2H3M36S</meta:editing-duration>
    <meta:editing-cycles>364</meta:editing-cycles>
    <meta:generator>LibreOffice/4.1.4.2$Linux_X86_64 LibreOffice_project/410$Build-2</meta:generator>
    <meta:document-statistic meta:table-count="0" meta:image-count="0" meta:object-count="0" meta:page-count="3" meta:paragraph-count="77" meta:word-count="995" meta:character-count="5319" meta:non-whitespace-character-count="4847"/>
  </office:meta>
</office:document-meta>
</file>